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serif" fo:font-weight="bold" officeooo:rsid="00047a92" officeooo:paragraph-rsid="00105bf7" style:font-weight-asian="bold" style:font-weight-complex="bold"/>
    </style:style>
    <style:style style:name="P2" style:family="paragraph" style:parent-style-name="Standard">
      <style:paragraph-properties fo:text-align="start" style:justify-single-word="false"/>
      <style:text-properties style:font-name="serif" fo:font-weight="bold" officeooo:rsid="00047a92" officeooo:paragraph-rsid="00105bf7" style:font-weight-asian="bold" style:font-weight-complex="bold"/>
    </style:style>
    <style:style style:name="P3" style:family="paragraph" style:parent-style-name="Standard">
      <style:paragraph-properties fo:text-align="start" style:justify-single-word="false"/>
      <style:text-properties style:font-name="serif" fo:font-weight="bold" officeooo:rsid="00047a92" officeooo:paragraph-rsid="00178888" style:font-weight-asian="bold" style:font-weight-complex="bold"/>
    </style:style>
    <style:style style:name="P4" style:family="paragraph" style:parent-style-name="Standard">
      <style:paragraph-properties fo:text-align="start" style:justify-single-word="false"/>
      <style:text-properties style:font-name="serif" fo:font-weight="bold" officeooo:rsid="00047a92" officeooo:paragraph-rsid="00182753" style:font-weight-asian="bold" style:font-weight-complex="bold"/>
    </style:style>
    <style:style style:name="P5" style:family="paragraph" style:parent-style-name="Standard">
      <style:paragraph-properties fo:text-align="justify" style:justify-single-word="false"/>
      <style:text-properties style:font-name="serif" fo:font-size="16pt" officeooo:paragraph-rsid="00105bf7" style:font-size-asian="16pt" style:font-size-complex="16pt"/>
    </style:style>
    <style:style style:name="P6" style:family="paragraph" style:parent-style-name="Standard">
      <style:paragraph-properties fo:text-align="justify" style:justify-single-word="false"/>
      <style:text-properties style:font-name="serif" fo:font-weight="normal" officeooo:rsid="0016ac91" officeooo:paragraph-rsid="0016ac91" style:font-weight-asian="normal" style:font-weight-complex="normal"/>
    </style:style>
    <style:style style:name="P7" style:family="paragraph" style:parent-style-name="Standard">
      <style:paragraph-properties fo:text-align="justify" style:justify-single-word="false"/>
      <style:text-properties style:font-name="serif" fo:font-weight="normal" officeooo:rsid="00178888" officeooo:paragraph-rsid="00178888" style:font-weight-asian="normal" style:font-weight-complex="normal"/>
    </style:style>
    <style:style style:name="P8" style:family="paragraph" style:parent-style-name="Standard">
      <style:paragraph-properties fo:text-align="start" style:justify-single-word="false"/>
      <style:text-properties style:font-name="serif" fo:font-weight="normal" officeooo:rsid="00178888" officeooo:paragraph-rsid="00178888" style:font-weight-asian="normal" style:font-weight-complex="normal"/>
    </style:style>
    <style:style style:name="P9" style:family="paragraph" style:parent-style-name="Standard">
      <style:paragraph-properties fo:text-align="start" style:justify-single-word="false"/>
      <style:text-properties style:font-name="serif" fo:font-weight="normal" officeooo:rsid="00182753" officeooo:paragraph-rsid="00182753" style:font-weight-asian="normal" style:font-weight-complex="normal"/>
    </style:style>
    <style:style style:name="P10" style:family="paragraph" style:parent-style-name="Standard">
      <style:paragraph-properties fo:text-align="justify" style:justify-single-word="false"/>
      <style:text-properties officeooo:paragraph-rsid="00105bf7"/>
    </style:style>
    <style:style style:name="P11" style:family="paragraph" style:parent-style-name="Standard" style:master-page-name="Standard">
      <style:paragraph-properties fo:text-align="justify" style:justify-single-word="false" style:page-number="auto"/>
      <style:text-properties style:font-name="serif" fo:font-size="20pt" officeooo:paragraph-rsid="00105bf7" style:font-size-asian="20pt" style:font-size-complex="20pt"/>
    </style:style>
    <style:style style:name="T1" style:family="text">
      <style:text-properties style:font-name="serif" fo:font-weight="bold" style:font-weight-asian="bold" style:font-weight-complex="bold"/>
    </style:style>
    <style:style style:name="T2" style:family="text">
      <style:text-properties style:font-name="serif" fo:font-weight="bold" officeooo:rsid="00047a92" style:font-weight-asian="bold" style:font-weight-complex="bold"/>
    </style:style>
    <style:style style:name="T3" style:family="text">
      <style:text-properties style:font-name="serif" fo:font-weight="bold" officeooo:rsid="00105bf7" style:font-weight-asian="bold" style:font-weight-complex="bold"/>
    </style:style>
    <style:style style:name="T4" style:family="text">
      <style:text-properties fo:color="#000080" style:font-name="Consolas" fo:font-size="10pt" fo:font-style="normal" style:font-size-asian="10pt" style:font-style-asian="normal"/>
    </style:style>
    <style:style style:name="T5" style:family="text">
      <style:text-properties fo:color="#000000" style:font-name="Consolas" fo:font-size="10pt" fo:font-style="normal" fo:font-weight="normal" style:font-size-asian="10pt" style:font-style-asian="normal" style:font-weight-asian="normal"/>
    </style:style>
    <style:style style:name="T6" style:family="text">
      <style:text-properties fo:color="#000000" style:font-name="Consolas" fo:font-size="10pt" fo:font-style="normal" fo:font-weight="normal" officeooo:rsid="0016b366" style:font-size-asian="10pt" style:font-style-asian="normal" style:font-weight-asian="normal"/>
    </style:style>
    <style:style style:name="T7" style:family="text">
      <style:text-properties fo:color="#000000" style:font-name="Consolas" fo:font-size="10pt" fo:font-style="normal" fo:font-weight="normal" officeooo:rsid="00178888" style:font-size-asian="10pt" style:font-style-asian="normal" style:font-weight-asian="normal"/>
    </style:style>
    <style:style style:name="T8" style:family="text">
      <style:text-properties fo:color="#000000" style:font-name="Consolas" fo:font-size="10pt" fo:font-style="italic" fo:font-weight="normal" style:font-size-asian="10pt" style:font-style-asian="italic" style:font-weight-asian="normal"/>
    </style:style>
    <style:style style:name="T9" style:family="text">
      <style:text-properties fo:color="#808080" style:font-name="Consolas" fo:font-size="10pt" fo:font-style="italic" fo:font-weight="normal" style:font-size-asian="10pt" style:font-style-asian="italic" style:font-weight-asian="normal"/>
    </style:style>
    <style:style style:name="T10" style:family="text">
      <style:text-properties fo:color="#660e7a" style:font-name="Consolas" fo:font-size="10pt" fo:font-style="normal" style:font-size-asian="10pt" style:font-style-asian="normal"/>
    </style:style>
    <style:style style:name="T11" style:family="text">
      <style:text-properties fo:color="#660e7a" style:font-name="Consolas" fo:font-size="10pt" fo:font-style="italic" style:font-size-asian="10pt" style:font-style-asian="italic"/>
    </style:style>
    <style:style style:name="T12" style:family="text">
      <style:text-properties fo:color="#808000" style:font-name="Consolas" fo:font-size="10pt" fo:font-style="normal" fo:font-weight="normal" style:font-size-asian="10pt" style:font-style-asian="normal" style:font-weight-asian="normal"/>
    </style:style>
    <style:style style:name="T13" style:family="text">
      <style:text-properties fo:color="#0000ff" style:font-name="Consolas" fo:font-size="10pt" fo:font-style="normal" fo:font-weight="normal" style:font-size-asian="10pt" style:font-style-asian="normal" style:font-weight-asian="normal"/>
    </style:style>
    <style:style style:name="T14" style:family="text">
      <style:text-properties fo:color="#008000" style:font-name="Consolas" fo:font-size="10pt" fo:font-style="normal" style:font-size-asian="10pt" style:font-style-asian="normal"/>
    </style:style>
    <style:style style:name="T15" style:family="text">
      <style:text-properties officeooo:rsid="0015a0a3"/>
    </style:style>
    <style:style style:name="T16" style:family="text">
      <style:text-properties officeooo:rsid="0016b366"/>
    </style:style>
    <style:style style:name="T17" style:family="text">
      <style:text-properties fo:font-weight="normal" officeooo:rsid="00178888" style:font-weight-asian="normal" style:font-weight-complex="normal"/>
    </style:style>
    <style:style style:name="T18" style:family="text">
      <style:text-properties officeooo:rsid="00182753"/>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Krzysztof Bieniasz</text:p>
      <text:p text:style-name="P5"/>
      <text:p text:style-name="P10"><text:span text:style-name="T1">Sprawozdanie </text:span><text:span text:style-name="T2">do laboratorium</text:span><text:span text:style-name="T1"> nr </text:span><text:span text:style-name="T3">5</text:span><text:span text:style-name="T2"> z zajęć Teoria Współbieżności</text:span></text:p>
      <text:p text:style-name="P1"/>
      <text:p text:style-name="P1">Zadanie <text:span text:style-name="T15">2</text:span>.</text:p>
      <text:p text:style-name="P1"/>
      <text:p text:style-name="P6">W drugim zadaniu nal<text:span text:style-name="T16">eżało zaimplementować listę umożliwiającą blokowanie drobnoziarniste. Blokowanie to polega, na tym iż nie kilka wątków może mieć jednocześnie dostęp do listy, ale do danego elementu tylko jeden, ponieważ każdy węzeł posiada swoją własną blokadę. Rozwiązania to należało porównać z listą, w której dostęp przyznawany jest tylko jednemu wątkowi i istnieje jedna globalna blokada. W obu rozwiązaniach klasy list rozszerzają klasę Thread.</text:span></text:p>
      <text:p text:style-name="P6"/>
      <text:p text:style-name="P7">Kod klasy ListThread:</text:p>
      <text:p text:style-name="P1"/>
      <text:p text:style-name="P3"><text:span text:style-name="T4">public class </text:span><text:span text:style-name="T5">ListThread </text:span><text:span text:style-name="T4">extends </text:span><text:span text:style-name="T5">Thread </text:span><text:span text:style-name="T6">{</text:span><text:line-break/><text:span text:style-name="T9"> <text:s text:c="3"/></text:span><text:span text:style-name="T4">public </text:span><text:span text:style-name="T5">Object </text:span><text:span text:style-name="T10">val</text:span><text:span text:style-name="T5">;</text:span><text:line-break/><text:span text:style-name="T5"> <text:s text:c="3"/></text:span><text:span text:style-name="T4">public </text:span><text:span text:style-name="T5">ListThread </text:span><text:span text:style-name="T10">next</text:span><text:span text:style-name="T5">;</text:span><text:line-break/><text:span text:style-name="T5"> <text:s text:c="3"/></text:span><text:span text:style-name="T4">public </text:span><text:span text:style-name="T5">Lock </text:span><text:span text:style-name="T10">lock</text:span><text:span text:style-name="T5">;</text:span><text:line-break/><text:span text:style-name="T9"> <text:s text:c="3"/></text:span><text:span text:style-name="T4">private </text:span><text:span text:style-name="T5">Object </text:span><text:span text:style-name="T10">operationVal</text:span><text:span text:style-name="T5">;</text:span><text:line-break/><text:span text:style-name="T5"> <text:s text:c="3"/></text:span><text:span text:style-name="T4">private int </text:span><text:span text:style-name="T10">operationType</text:span><text:span text:style-name="T5">; </text:span><text:span text:style-name="T9">// 1 -add <text:s/>2 contains 3 remove</text:span><text:line-break/><text:line-break/><text:span text:style-name="T9"> <text:s text:c="3"/></text:span><text:span text:style-name="T4">public </text:span><text:span text:style-name="T5">ListThread(Object o, ListThread next)</text:span><text:line-break/><text:span text:style-name="T5"> <text:s text:c="3"/>{</text:span><text:line-break/><text:span text:style-name="T5"> <text:s text:c="7"/></text:span><text:span text:style-name="T4">this</text:span><text:span text:style-name="T5">.</text:span><text:span text:style-name="T10">val </text:span><text:span text:style-name="T5">= o;</text:span><text:line-break/><text:span text:style-name="T5"> <text:s text:c="7"/></text:span><text:span text:style-name="T10">lock </text:span><text:span text:style-name="T5">= </text:span><text:span text:style-name="T4">new </text:span><text:span text:style-name="T5">ReentrantLock();</text:span><text:line-break/><text:span text:style-name="T5"> <text:s text:c="7"/>next = </text:span><text:span text:style-name="T4">null</text:span><text:span text:style-name="T5">;</text:span><text:line-break/><text:span text:style-name="T5"> <text:s text:c="3"/>}</text:span><text:line-break/><text:line-break/><text:span text:style-name="T5"> <text:s text:c="3"/></text:span><text:span text:style-name="T4">public </text:span><text:span text:style-name="T5">ListThread(ListThread head, </text:span><text:span text:style-name="T4">int </text:span><text:span text:style-name="T5">operationType, Object operationVal)</text:span><text:line-break/><text:span text:style-name="T5"> <text:s text:c="3"/>{</text:span><text:line-break/><text:span text:style-name="T5"> <text:s text:c="7"/></text:span><text:span text:style-name="T10">next </text:span><text:span text:style-name="T5">= head;</text:span><text:line-break/><text:span text:style-name="T5"> <text:s text:c="7"/></text:span><text:span text:style-name="T4">this</text:span><text:span text:style-name="T5">.</text:span><text:span text:style-name="T10">operationType </text:span><text:span text:style-name="T5">= operationType;</text:span><text:line-break/><text:span text:style-name="T5"> <text:s text:c="7"/></text:span><text:span text:style-name="T4">this</text:span><text:span text:style-name="T5">.</text:span><text:span text:style-name="T10">operationVal </text:span><text:span text:style-name="T5">= operationVal;</text:span><text:line-break/><text:span text:style-name="T5"> <text:s text:c="3"/>}</text:span><text:line-break/><text:line-break/><text:line-break/><text:span text:style-name="T5"> <text:s text:c="3"/></text:span><text:span text:style-name="T12">@Override</text:span><text:line-break/><text:span text:style-name="T12"> <text:s text:c="3"/></text:span><text:span text:style-name="T4">public void </text:span><text:span text:style-name="T5">run() {</text:span><text:line-break/><text:span text:style-name="T5"> <text:s text:c="7"/></text:span><text:span text:style-name="T4">switch</text:span><text:span text:style-name="T5">(</text:span><text:span text:style-name="T10">operationType</text:span><text:span text:style-name="T5">)</text:span><text:line-break/><text:span text:style-name="T5"> <text:s text:c="7"/>{</text:span><text:line-break/><text:span text:style-name="T5"> <text:s text:c="11"/></text:span><text:span text:style-name="T4">case </text:span><text:span text:style-name="T13">1</text:span><text:span text:style-name="T5">:</text:span><text:line-break/><text:span text:style-name="T5"> <text:s text:c="15"/></text:span><text:span text:style-name="T4">try </text:span><text:span text:style-name="T5">{</text:span><text:line-break/><text:span text:style-name="T5"> <text:s text:c="19"/>add(</text:span><text:span text:style-name="T10">operationVal</text:span><text:span text:style-name="T5">);</text:span><text:line-break/><text:span text:style-name="T5"> <text:s text:c="15"/>} </text:span><text:span text:style-name="T4">catch </text:span><text:span text:style-name="T5">(InterruptedException e) {</text:span><text:line-break/><text:span text:style-name="T5"> <text:s text:c="19"/>e.printStackTrace();</text:span><text:line-break/><text:span text:style-name="T5"> <text:s text:c="15"/>}</text:span><text:line-break/><text:span text:style-name="T5"> <text:s text:c="15"/></text:span><text:span text:style-name="T4">break</text:span><text:span text:style-name="T5">;</text:span><text:line-break/><text:span text:style-name="T5"> <text:s text:c="11"/></text:span><text:span text:style-name="T4">case </text:span><text:span text:style-name="T13">2</text:span><text:span text:style-name="T5">:</text:span><text:line-break/><text:span text:style-name="T5"> <text:s text:c="15"/></text:span><text:span text:style-name="T4">try </text:span><text:span text:style-name="T5">{</text:span><text:line-break/><text:span text:style-name="T5"> <text:s text:c="19"/>contains(</text:span><text:span text:style-name="T10">operationVal</text:span><text:span text:style-name="T5">);</text:span><text:line-break/><text:span text:style-name="T5"> <text:s text:c="15"/>} </text:span><text:span text:style-name="T4">catch </text:span><text:span text:style-name="T5">(InterruptedException e) {</text:span><text:line-break/><text:span text:style-name="T5"> <text:s text:c="19"/>e.printStackTrace();</text:span><text:line-break/><text:span text:style-name="T5"> <text:s text:c="15"/>}</text:span><text:line-break/><text:span text:style-name="T5"> <text:s text:c="15"/></text:span><text:span text:style-name="T4">break</text:span><text:span text:style-name="T5">;</text:span><text:line-break/><text:span text:style-name="T5"> <text:s text:c="11"/></text:span><text:span text:style-name="T4">case </text:span><text:span text:style-name="T13">3</text:span><text:span text:style-name="T5">:</text:span><text:line-break/><text:span text:style-name="T5"> <text:s text:c="15"/></text:span><text:span text:style-name="T4">try </text:span><text:span text:style-name="T5">{</text:span><text:line-break/><text:span text:style-name="T5"> <text:s text:c="19"/>remove(</text:span><text:span text:style-name="T10">operationVal</text:span><text:span text:style-name="T5">);</text:span><text:line-break/><text:soft-page-break/><text:span text:style-name="T5"> <text:s text:c="15"/>} </text:span><text:span text:style-name="T4">catch </text:span><text:span text:style-name="T5">(InterruptedException e) {</text:span><text:line-break/><text:span text:style-name="T5"> <text:s text:c="19"/>e.printStackTrace();</text:span><text:line-break/><text:span text:style-name="T5"> <text:s text:c="15"/>}</text:span><text:line-break/><text:line-break/><text:line-break/><text:span text:style-name="T5"> <text:s text:c="7"/>}</text:span><text:line-break/><text:span text:style-name="T5"> <text:s text:c="3"/>}</text:span><text:line-break/><text:line-break/><text:span text:style-name="T5"> <text:s text:c="3"/></text:span><text:span text:style-name="T4">public boolean </text:span><text:span text:style-name="T5">add(Object operationVal) </text:span><text:span text:style-name="T4">throws </text:span><text:span text:style-name="T5">InterruptedException {</text:span><text:line-break/><text:span text:style-name="T5"> <text:s text:c="7"/>ListThread tmp = </text:span><text:span text:style-name="T4">this</text:span><text:span text:style-name="T5">;</text:span></text:p>
      <text:p text:style-name="P3"><text:span text:style-name="T5"><text:tab/> <text:s/></text:span><text:span text:style-name="T7">next = this.next;</text:span><text:line-break/><text:span text:style-name="T9"> <text:s text:c="7"/></text:span><text:span text:style-name="T10">lock</text:span><text:span text:style-name="T5">.lock();</text:span><text:line-break/><text:span text:style-name="T5"> <text:s text:c="7"/></text:span><text:span text:style-name="T4">try </text:span><text:span text:style-name="T5">{</text:span><text:line-break/><text:span text:style-name="T5"> <text:s text:c="11"/></text:span><text:span text:style-name="T4">while </text:span><text:span text:style-name="T5">(</text:span><text:span text:style-name="T10">next </text:span><text:span text:style-name="T5">!= </text:span><text:span text:style-name="T4">null</text:span><text:span text:style-name="T5">) {</text:span><text:line-break/><text:span text:style-name="T5"> <text:s text:c="15"/></text:span><text:span text:style-name="T4">try </text:span><text:span text:style-name="T5">{</text:span><text:line-break/><text:span text:style-name="T5"> <text:s text:c="19"/></text:span><text:span text:style-name="T10">next</text:span><text:span text:style-name="T5">.</text:span><text:span text:style-name="T10">lock</text:span><text:span text:style-name="T5">.lock();</text:span><text:line-break/><text:span text:style-name="T5"> <text:s text:c="15"/>} </text:span><text:span text:style-name="T4">finally </text:span><text:span text:style-name="T5">{</text:span><text:line-break/><text:span text:style-name="T5"> <text:s text:c="19"/>tmp.</text:span><text:span text:style-name="T10">lock</text:span><text:span text:style-name="T5">.unlock();</text:span><text:line-break/><text:span text:style-name="T5"> <text:s text:c="15"/>}</text:span><text:line-break/><text:span text:style-name="T5"> <text:s text:c="15"/>tmp = </text:span><text:span text:style-name="T10">next</text:span><text:span text:style-name="T5">;</text:span><text:line-break/><text:span text:style-name="T5"> <text:s text:c="15"/></text:span><text:span text:style-name="T10">next </text:span><text:span text:style-name="T5">= </text:span><text:span text:style-name="T10">next</text:span><text:span text:style-name="T5">.</text:span><text:span text:style-name="T10">next</text:span><text:span text:style-name="T5">;</text:span><text:line-break/><text:span text:style-name="T5"> <text:s text:c="11"/>}</text:span><text:line-break/><text:span text:style-name="T5"> <text:s text:c="11"/>tmp.</text:span><text:span text:style-name="T10">next </text:span><text:span text:style-name="T5">= </text:span><text:span text:style-name="T4">new </text:span><text:span text:style-name="T5">ListThread(operationVal, </text:span><text:span text:style-name="T4">null</text:span><text:span text:style-name="T5">);</text:span><text:line-break/><text:span text:style-name="T5"> <text:s text:c="11"/></text:span><text:span text:style-name="T4">return true</text:span><text:span text:style-name="T5">;</text:span><text:line-break/><text:span text:style-name="T5"> <text:s text:c="7"/>} </text:span><text:span text:style-name="T4">finally </text:span><text:span text:style-name="T5">{</text:span><text:line-break/><text:span text:style-name="T5"> <text:s text:c="11"/>tmp.</text:span><text:span text:style-name="T10">lock</text:span><text:span text:style-name="T5">.unlock();</text:span><text:line-break/><text:span text:style-name="T5"> <text:s text:c="11"/></text:span><text:span text:style-name="T4">if </text:span><text:span text:style-name="T5">(</text:span><text:span text:style-name="T10">next </text:span><text:span text:style-name="T5">!= tmp &amp;&amp; </text:span><text:span text:style-name="T10">next </text:span><text:span text:style-name="T5">!= </text:span><text:span text:style-name="T4">null</text:span><text:span text:style-name="T5">) {</text:span><text:line-break/><text:span text:style-name="T5"> <text:s text:c="15"/></text:span><text:span text:style-name="T10">next</text:span><text:span text:style-name="T5">.</text:span><text:span text:style-name="T10">lock</text:span><text:span text:style-name="T5">.unlock();</text:span><text:line-break/><text:span text:style-name="T5"> <text:s text:c="11"/>}</text:span><text:line-break/><text:span text:style-name="T5"> <text:s text:c="7"/>}</text:span><text:line-break/><text:span text:style-name="T5"> <text:s text:c="3"/>}</text:span><text:line-break/><text:line-break/><text:span text:style-name="T5"> <text:s text:c="3"/></text:span><text:span text:style-name="T4">public boolean </text:span><text:span text:style-name="T5">contains(Object operationVal) </text:span><text:span text:style-name="T4">throws </text:span><text:span text:style-name="T5">InterruptedException {</text:span><text:line-break/><text:span text:style-name="T5"> <text:s text:c="7"/>ListThread previous = </text:span><text:span text:style-name="T4">null</text:span><text:span text:style-name="T5">;</text:span><text:line-break/><text:span text:style-name="T5"> <text:s text:c="7"/>ListThread tmp = </text:span><text:span text:style-name="T4">this</text:span><text:span text:style-name="T5">;</text:span><text:line-break/><text:span text:style-name="T5"> <text:s text:c="7"/></text:span><text:span text:style-name="T10">lock</text:span><text:span text:style-name="T5">.lock();</text:span><text:line-break/><text:span text:style-name="T5"> <text:s text:c="7"/></text:span><text:span text:style-name="T4">try </text:span><text:span text:style-name="T5">{</text:span><text:line-break/><text:span text:style-name="T5"> <text:s text:c="11"/></text:span><text:span text:style-name="T4">while </text:span><text:span text:style-name="T5">(tmp != </text:span><text:span text:style-name="T4">null</text:span><text:span text:style-name="T5">) {</text:span><text:line-break/><text:span text:style-name="T5"> <text:s text:c="15"/></text:span><text:span text:style-name="T4">if </text:span><text:span text:style-name="T5">(</text:span><text:span text:style-name="T10">val </text:span><text:span text:style-name="T5">== operationVal) {</text:span><text:line-break/><text:span text:style-name="T5"> <text:s text:c="19"/></text:span><text:span text:style-name="T4">return true</text:span><text:span text:style-name="T5">;</text:span><text:line-break/><text:span text:style-name="T5"> <text:s text:c="15"/>}</text:span><text:line-break/><text:span text:style-name="T5"> <text:s text:c="15"/>previous = tmp;</text:span><text:line-break/><text:span text:style-name="T5"> <text:s text:c="15"/>tmp = tmp.</text:span><text:span text:style-name="T10">next</text:span><text:span text:style-name="T5">;</text:span><text:line-break/><text:span text:style-name="T5"> <text:s text:c="15"/></text:span><text:span text:style-name="T4">try </text:span><text:span text:style-name="T5">{</text:span><text:line-break/><text:span text:style-name="T5"> <text:s text:c="19"/></text:span><text:span text:style-name="T4">if </text:span><text:span text:style-name="T5">(tmp != </text:span><text:span text:style-name="T4">null</text:span><text:span text:style-name="T5">) {</text:span><text:line-break/><text:span text:style-name="T5"> <text:s text:c="23"/>tmp.</text:span><text:span text:style-name="T10">lock</text:span><text:span text:style-name="T5">.lock();</text:span><text:line-break/><text:span text:style-name="T5"> <text:s text:c="19"/>}</text:span><text:line-break/><text:span text:style-name="T5"> <text:s text:c="15"/>} </text:span><text:span text:style-name="T4">finally </text:span><text:span text:style-name="T5">{</text:span><text:line-break/><text:span text:style-name="T5"> <text:s text:c="19"/>previous.</text:span><text:span text:style-name="T10">lock</text:span><text:span text:style-name="T5">.unlock();</text:span><text:line-break/><text:span text:style-name="T5"> <text:s text:c="15"/>}</text:span><text:line-break/><text:span text:style-name="T5"> <text:s text:c="11"/>}</text:span><text:line-break/><text:span text:style-name="T5"> <text:s text:c="7"/>} </text:span><text:span text:style-name="T4">finally </text:span><text:span text:style-name="T5">{</text:span><text:line-break/><text:span text:style-name="T5"> <text:s text:c="11"/></text:span><text:span text:style-name="T4">if </text:span><text:span text:style-name="T5">(tmp != </text:span><text:span text:style-name="T4">null</text:span><text:span text:style-name="T5">) {</text:span><text:line-break/><text:span text:style-name="T5"> <text:s text:c="15"/>tmp.</text:span><text:span text:style-name="T10">lock</text:span><text:span text:style-name="T5">.unlock();</text:span><text:line-break/><text:span text:style-name="T5"> <text:s text:c="11"/>}</text:span><text:line-break/><text:span text:style-name="T5"> <text:s text:c="7"/>}</text:span><text:line-break/><text:span text:style-name="T5"> <text:s text:c="7"/></text:span><text:span text:style-name="T4">return false</text:span><text:span text:style-name="T5">;</text:span><text:line-break/><text:span text:style-name="T5"> <text:s text:c="3"/>}</text:span><text:line-break/><text:line-break/><text:span text:style-name="T5"> <text:s text:c="3"/></text:span></text:p>
      <text:p text:style-name="P3"><text:soft-page-break/><text:span text:style-name="T4">public boolean </text:span><text:span text:style-name="T5">remove(Object operationVal) </text:span><text:span text:style-name="T4">throws </text:span><text:span text:style-name="T5">InterruptedException {</text:span><text:line-break/><text:span text:style-name="T5"> <text:s text:c="7"/>ListThread beforePrevious = </text:span><text:span text:style-name="T4">null</text:span><text:span text:style-name="T5">;</text:span><text:line-break/><text:span text:style-name="T5"> <text:s text:c="7"/>ListThread previous = </text:span><text:span text:style-name="T4">null</text:span><text:span text:style-name="T5">;</text:span><text:line-break/><text:span text:style-name="T5"> <text:s text:c="7"/>ListThread tmp = </text:span><text:span text:style-name="T4">this</text:span><text:span text:style-name="T5">;</text:span><text:line-break/><text:span text:style-name="T5"> <text:s text:c="7"/></text:span><text:span text:style-name="T10">lock</text:span><text:span text:style-name="T5">.lock();</text:span><text:line-break/><text:span text:style-name="T5"> <text:s text:c="7"/></text:span><text:span text:style-name="T4">try </text:span><text:span text:style-name="T5">{</text:span><text:line-break/><text:span text:style-name="T5"> <text:s text:c="11"/></text:span><text:span text:style-name="T4">while </text:span><text:span text:style-name="T5">(tmp != </text:span><text:span text:style-name="T4">null</text:span><text:span text:style-name="T5">) {</text:span><text:line-break/><text:span text:style-name="T5"> <text:s text:c="15"/></text:span><text:span text:style-name="T4">if </text:span><text:span text:style-name="T5">(</text:span><text:span text:style-name="T10">val </text:span><text:span text:style-name="T5">== operationVal) {</text:span><text:line-break/><text:span text:style-name="T5"> <text:s text:c="19"/></text:span><text:span text:style-name="T4">if </text:span><text:span text:style-name="T5">(previous != </text:span><text:span text:style-name="T4">null</text:span><text:span text:style-name="T5">) {</text:span><text:line-break/><text:span text:style-name="T5"> <text:s text:c="23"/>previous.</text:span><text:span text:style-name="T10">next </text:span><text:span text:style-name="T5">= tmp.</text:span><text:span text:style-name="T10">next</text:span><text:span text:style-name="T5">;</text:span><text:line-break/><text:span text:style-name="T5"> <text:s text:c="23"/>tmp.</text:span><text:span text:style-name="T10">next </text:span><text:span text:style-name="T5">= </text:span><text:span text:style-name="T4">null</text:span><text:span text:style-name="T5">;</text:span><text:line-break/><text:span text:style-name="T5"> <text:s text:c="19"/>}</text:span><text:line-break/><text:span text:style-name="T5"> <text:s text:c="19"/></text:span><text:span text:style-name="T4">return true</text:span><text:span text:style-name="T5">;</text:span><text:line-break/><text:span text:style-name="T5"> <text:s text:c="15"/>}</text:span><text:line-break/><text:span text:style-name="T5"> <text:s text:c="15"/>beforePrevious = previous;</text:span><text:line-break/><text:span text:style-name="T5"> <text:s text:c="15"/>previous = tmp;</text:span><text:line-break/><text:span text:style-name="T5"> <text:s text:c="15"/>tmp = tmp.</text:span><text:span text:style-name="T10">next</text:span><text:span text:style-name="T5">;</text:span><text:line-break/><text:span text:style-name="T5"> <text:s text:c="15"/></text:span><text:span text:style-name="T4">try </text:span><text:span text:style-name="T5">{</text:span><text:line-break/><text:span text:style-name="T5"> <text:s text:c="19"/></text:span><text:span text:style-name="T4">if </text:span><text:span text:style-name="T5">(tmp != </text:span><text:span text:style-name="T4">null</text:span><text:span text:style-name="T5">) {</text:span><text:line-break/><text:span text:style-name="T5"> <text:s text:c="23"/>tmp.</text:span><text:span text:style-name="T10">lock</text:span><text:span text:style-name="T5">.lock();</text:span><text:line-break/><text:span text:style-name="T5"> <text:s text:c="19"/>}</text:span><text:line-break/><text:span text:style-name="T5"> <text:s text:c="15"/>} </text:span><text:span text:style-name="T4">finally </text:span><text:span text:style-name="T5">{</text:span><text:line-break/><text:span text:style-name="T5"> <text:s text:c="19"/></text:span><text:span text:style-name="T4">if </text:span><text:span text:style-name="T5">(beforePrevious != </text:span><text:span text:style-name="T4">null</text:span><text:span text:style-name="T5">) {</text:span><text:line-break/><text:span text:style-name="T5"> <text:s text:c="23"/>beforePrevious.</text:span><text:span text:style-name="T10">lock</text:span><text:span text:style-name="T5">.unlock();</text:span><text:line-break/><text:span text:style-name="T5"> <text:s text:c="19"/>}</text:span><text:line-break/><text:span text:style-name="T5"> <text:s text:c="15"/>}</text:span><text:line-break/><text:span text:style-name="T5"> <text:s text:c="11"/>}</text:span><text:line-break/><text:span text:style-name="T5"> <text:s text:c="7"/>} </text:span><text:span text:style-name="T4">finally </text:span><text:span text:style-name="T5">{</text:span><text:line-break/><text:span text:style-name="T5"> <text:s text:c="11"/></text:span><text:span text:style-name="T4">if </text:span><text:span text:style-name="T5">(previous != beforePrevious) {</text:span><text:line-break/><text:span text:style-name="T5"> <text:s text:c="15"/>previous.</text:span><text:span text:style-name="T10">lock</text:span><text:span text:style-name="T5">.unlock();</text:span><text:line-break/><text:span text:style-name="T5"> <text:s text:c="11"/>}</text:span><text:line-break/><text:span text:style-name="T5"> <text:s text:c="11"/></text:span><text:span text:style-name="T4">if </text:span><text:span text:style-name="T5">(tmp != </text:span><text:span text:style-name="T4">null</text:span><text:span text:style-name="T5">) {</text:span><text:line-break/><text:span text:style-name="T5"> <text:s text:c="15"/>tmp.</text:span><text:span text:style-name="T10">lock</text:span><text:span text:style-name="T5">.unlock();</text:span><text:line-break/><text:span text:style-name="T5"> <text:s text:c="11"/>}</text:span><text:line-break/><text:span text:style-name="T5"> <text:s text:c="7"/>}</text:span><text:line-break/><text:span text:style-name="T5"> <text:s text:c="7"/></text:span><text:span text:style-name="T4">return false</text:span><text:span text:style-name="T5">;</text:span><text:line-break/><text:span text:style-name="T5"> <text:s text:c="3"/>}</text:span><text:line-break/><text:line-break/><text:line-break/><text:span text:style-name="T5">}</text:span></text:p>
      <text:p text:style-name="P2"/>
      <text:p text:style-name="P8">Kod klasy ListClassic:</text:p>
      <text:p text:style-name="P8"/>
      <text:p text:style-name="P2"><text:span text:style-name="T4">public class </text:span><text:span text:style-name="T5">ListClassic </text:span><text:span text:style-name="T4">extends </text:span><text:span text:style-name="T5">Thread{</text:span><text:line-break/><text:span text:style-name="T5"> <text:s text:c="3"/></text:span><text:span text:style-name="T4">public </text:span><text:span text:style-name="T5">Object </text:span><text:span text:style-name="T10">val</text:span><text:span text:style-name="T5">;</text:span><text:line-break/><text:span text:style-name="T5"> <text:s text:c="3"/></text:span><text:span text:style-name="T4">public </text:span><text:span text:style-name="T5">ListClassic </text:span><text:span text:style-name="T10">next</text:span><text:span text:style-name="T5">;</text:span><text:line-break/><text:span text:style-name="T5"> <text:s text:c="3"/></text:span><text:span text:style-name="T4">public </text:span><text:span text:style-name="T5">Lock </text:span><text:span text:style-name="T10">lock</text:span><text:span text:style-name="T5">;</text:span><text:line-break/><text:span text:style-name="T9"> <text:s text:c="3"/></text:span><text:span text:style-name="T4">private </text:span><text:span text:style-name="T5">Object </text:span><text:span text:style-name="T10">operationVal</text:span><text:span text:style-name="T5">;</text:span><text:line-break/><text:span text:style-name="T5"> <text:s text:c="3"/></text:span><text:span text:style-name="T4">private int </text:span><text:span text:style-name="T10">operationType</text:span><text:span text:style-name="T5">;</text:span><text:line-break/><text:line-break/><text:span text:style-name="T5"> <text:s text:c="3"/></text:span><text:span text:style-name="T4">public </text:span><text:span text:style-name="T5">ListClassic(Object val, ListClassic next, Lock lock) {</text:span><text:line-break/><text:span text:style-name="T5"> <text:s text:c="7"/></text:span><text:span text:style-name="T4">this</text:span><text:span text:style-name="T5">.</text:span><text:span text:style-name="T10">val </text:span><text:span text:style-name="T5">= val;</text:span><text:line-break/><text:span text:style-name="T5"> <text:s text:c="7"/></text:span><text:span text:style-name="T4">this</text:span><text:span text:style-name="T5">.</text:span><text:span text:style-name="T10">next </text:span><text:span text:style-name="T5">= next;</text:span><text:line-break/><text:span text:style-name="T5"> <text:s text:c="7"/></text:span><text:span text:style-name="T4">this</text:span><text:span text:style-name="T5">.</text:span><text:span text:style-name="T10">lock </text:span><text:span text:style-name="T5">= lock;</text:span><text:line-break/><text:span text:style-name="T5"> <text:s text:c="3"/>}</text:span><text:line-break/><text:line-break/><text:span text:style-name="T5"> <text:s text:c="3"/></text:span><text:span text:style-name="T4">public </text:span><text:span text:style-name="T5">ListClassic(ListClassic head, </text:span><text:span text:style-name="T4">int </text:span><text:span text:style-name="T5">operationType, Object operationVal)</text:span><text:line-break/><text:span text:style-name="T5"> <text:s text:c="3"/>{</text:span><text:line-break/><text:span text:style-name="T5"> <text:s text:c="7"/></text:span><text:span text:style-name="T10">next </text:span><text:span text:style-name="T5">= head;</text:span><text:line-break/><text:span text:style-name="T5"> <text:s text:c="7"/></text:span><text:span text:style-name="T4">this</text:span><text:span text:style-name="T5">.</text:span><text:span text:style-name="T10">operationType </text:span><text:span text:style-name="T5">= operationType;</text:span><text:line-break/><text:span text:style-name="T5"> <text:s text:c="7"/></text:span><text:span text:style-name="T4">this</text:span><text:span text:style-name="T5">.</text:span><text:span text:style-name="T10">operationVal </text:span><text:span text:style-name="T5">= operationVal;</text:span><text:line-break/><text:soft-page-break/><text:span text:style-name="T5"> <text:s text:c="3"/>}</text:span><text:line-break/><text:line-break/><text:span text:style-name="T5"> <text:s text:c="3"/></text:span><text:span text:style-name="T12">@Override</text:span><text:line-break/><text:span text:style-name="T12"> <text:s text:c="3"/></text:span><text:span text:style-name="T4">public void </text:span><text:span text:style-name="T5">run() {</text:span><text:line-break/><text:span text:style-name="T5"> <text:s text:c="7"/></text:span><text:span text:style-name="T4">switch</text:span><text:span text:style-name="T5">(</text:span><text:span text:style-name="T10">operationType</text:span><text:span text:style-name="T5">)</text:span><text:line-break/><text:span text:style-name="T5"> <text:s text:c="7"/>{</text:span><text:line-break/><text:span text:style-name="T5"> <text:s text:c="11"/></text:span><text:span text:style-name="T4">case </text:span><text:span text:style-name="T13">1</text:span><text:span text:style-name="T5">:</text:span><text:line-break/><text:span text:style-name="T5"> <text:s text:c="15"/></text:span><text:span text:style-name="T4">try </text:span><text:span text:style-name="T5">{</text:span><text:line-break/><text:span text:style-name="T5"> <text:s text:c="19"/>add(</text:span><text:span text:style-name="T10">operationVal</text:span><text:span text:style-name="T5">);</text:span><text:line-break/><text:span text:style-name="T5"> <text:s text:c="15"/>} </text:span><text:span text:style-name="T4">catch </text:span><text:span text:style-name="T5">(InterruptedException e) {</text:span><text:line-break/><text:span text:style-name="T5"> <text:s text:c="19"/>e.printStackTrace();</text:span><text:line-break/><text:span text:style-name="T5"> <text:s text:c="15"/>}</text:span><text:line-break/><text:span text:style-name="T5"> <text:s text:c="15"/></text:span><text:span text:style-name="T4">break</text:span><text:span text:style-name="T5">;</text:span><text:line-break/><text:span text:style-name="T5"> <text:s text:c="11"/></text:span><text:span text:style-name="T4">case </text:span><text:span text:style-name="T13">2</text:span><text:span text:style-name="T5">:</text:span><text:line-break/><text:span text:style-name="T5"> <text:s text:c="15"/></text:span><text:span text:style-name="T4">try </text:span><text:span text:style-name="T5">{</text:span><text:line-break/><text:span text:style-name="T5"> <text:s text:c="19"/>contains(</text:span><text:span text:style-name="T10">operationVal</text:span><text:span text:style-name="T5">);</text:span><text:line-break/><text:span text:style-name="T5"> <text:s text:c="15"/>} </text:span><text:span text:style-name="T4">catch </text:span><text:span text:style-name="T5">(InterruptedException e) {</text:span><text:line-break/><text:span text:style-name="T5"> <text:s text:c="19"/>e.printStackTrace();</text:span><text:line-break/><text:span text:style-name="T5"> <text:s text:c="15"/>}</text:span><text:line-break/><text:span text:style-name="T5"> <text:s text:c="15"/></text:span><text:span text:style-name="T4">break</text:span><text:span text:style-name="T5">;</text:span><text:line-break/><text:span text:style-name="T5"> <text:s text:c="11"/></text:span><text:span text:style-name="T4">case </text:span><text:span text:style-name="T13">3</text:span><text:span text:style-name="T5">:</text:span><text:line-break/><text:span text:style-name="T5"> <text:s text:c="15"/></text:span><text:span text:style-name="T4">try </text:span><text:span text:style-name="T5">{</text:span><text:line-break/><text:span text:style-name="T5"> <text:s text:c="19"/>remove(</text:span><text:span text:style-name="T10">operationVal</text:span><text:span text:style-name="T5">);</text:span><text:line-break/><text:span text:style-name="T5"> <text:s text:c="15"/>} </text:span><text:span text:style-name="T4">catch </text:span><text:span text:style-name="T5">(InterruptedException e) {</text:span><text:line-break/><text:span text:style-name="T5"> <text:s text:c="19"/>e.printStackTrace();</text:span><text:line-break/><text:span text:style-name="T5"> <text:s text:c="15"/>}</text:span><text:line-break/><text:line-break/><text:line-break/><text:span text:style-name="T5"> <text:s text:c="7"/>}</text:span><text:line-break/><text:span text:style-name="T5"> <text:s text:c="3"/>}</text:span><text:line-break/><text:line-break/><text:span text:style-name="T5"> <text:s text:c="3"/></text:span><text:span text:style-name="T4">public boolean </text:span><text:span text:style-name="T5">contains(Object o) </text:span><text:span text:style-name="T4">throws </text:span><text:span text:style-name="T5">InterruptedException {</text:span><text:line-break/><text:span text:style-name="T5"> <text:s text:c="7"/>ListClassic tmp = </text:span><text:span text:style-name="T4">this</text:span><text:span text:style-name="T5">;</text:span><text:line-break/><text:span text:style-name="T5"> <text:s text:c="7"/></text:span><text:span text:style-name="T10">lock</text:span><text:span text:style-name="T5">.lock();</text:span><text:line-break/><text:span text:style-name="T5"> <text:s text:c="7"/></text:span><text:span text:style-name="T4">try </text:span><text:span text:style-name="T5">{</text:span><text:line-break/><text:span text:style-name="T5"> <text:s text:c="11"/></text:span><text:span text:style-name="T4">while </text:span><text:span text:style-name="T5">(tmp != </text:span><text:span text:style-name="T4">null</text:span><text:span text:style-name="T5">) {</text:span><text:line-break/><text:span text:style-name="T5"> <text:s text:c="15"/></text:span><text:span text:style-name="T4">if </text:span><text:span text:style-name="T5">(</text:span><text:span text:style-name="T10">val </text:span><text:span text:style-name="T5">== o) {</text:span><text:line-break/><text:span text:style-name="T5"> <text:s text:c="19"/></text:span><text:span text:style-name="T4">return true</text:span><text:span text:style-name="T5">;</text:span><text:line-break/><text:span text:style-name="T5"> <text:s text:c="15"/>}</text:span><text:line-break/><text:span text:style-name="T5"> <text:s text:c="15"/>tmp = tmp.</text:span><text:span text:style-name="T10">next</text:span><text:span text:style-name="T5">;</text:span><text:line-break/><text:span text:style-name="T5"> <text:s text:c="11"/>}</text:span><text:line-break/><text:span text:style-name="T5"> <text:s text:c="7"/>} </text:span><text:span text:style-name="T4">finally </text:span><text:span text:style-name="T5">{</text:span><text:line-break/><text:span text:style-name="T5"> <text:s text:c="11"/></text:span><text:span text:style-name="T10">lock</text:span><text:span text:style-name="T5">.unlock();</text:span><text:line-break/><text:span text:style-name="T5"> <text:s text:c="7"/>}</text:span><text:line-break/><text:span text:style-name="T5"> <text:s text:c="7"/></text:span><text:span text:style-name="T4">return false</text:span><text:span text:style-name="T5">;</text:span><text:line-break/><text:span text:style-name="T5"> <text:s text:c="3"/>}</text:span><text:line-break/><text:line-break/><text:span text:style-name="T5"> <text:s text:c="3"/></text:span><text:span text:style-name="T4">public boolean </text:span><text:span text:style-name="T5">remove(Object o) </text:span><text:span text:style-name="T4">throws </text:span><text:span text:style-name="T5">InterruptedException {</text:span><text:line-break/><text:span text:style-name="T5"> <text:s text:c="7"/>ListClassic previous = </text:span><text:span text:style-name="T4">null</text:span><text:span text:style-name="T5">;</text:span><text:line-break/><text:span text:style-name="T5"> <text:s text:c="7"/>ListClassic tmp = </text:span><text:span text:style-name="T4">this</text:span><text:span text:style-name="T5">;</text:span><text:line-break/><text:span text:style-name="T5"> <text:s text:c="7"/></text:span><text:span text:style-name="T10">lock</text:span><text:span text:style-name="T5">.lock();</text:span><text:line-break/><text:span text:style-name="T5"> <text:s text:c="7"/></text:span><text:span text:style-name="T4">try </text:span><text:span text:style-name="T5">{</text:span><text:line-break/><text:span text:style-name="T5"> <text:s text:c="11"/></text:span><text:span text:style-name="T4">while </text:span><text:span text:style-name="T5">(tmp != </text:span><text:span text:style-name="T4">null</text:span><text:span text:style-name="T5">) {</text:span><text:line-break/><text:span text:style-name="T5"> <text:s text:c="15"/></text:span><text:span text:style-name="T4">if </text:span><text:span text:style-name="T5">(</text:span><text:span text:style-name="T10">val </text:span><text:span text:style-name="T5">== o) {</text:span><text:line-break/><text:span text:style-name="T5"> <text:s text:c="19"/></text:span><text:span text:style-name="T4">if </text:span><text:span text:style-name="T5">(previous != </text:span><text:span text:style-name="T4">null</text:span><text:span text:style-name="T5">) {</text:span><text:line-break/><text:span text:style-name="T5"> <text:s text:c="23"/>previous.</text:span><text:span text:style-name="T10">next </text:span><text:span text:style-name="T5">= tmp.</text:span><text:span text:style-name="T10">next</text:span><text:span text:style-name="T5">;</text:span><text:line-break/><text:span text:style-name="T5"> <text:s text:c="23"/>tmp.</text:span><text:span text:style-name="T10">next </text:span><text:span text:style-name="T5">= </text:span><text:span text:style-name="T4">null</text:span><text:span text:style-name="T5">;</text:span><text:line-break/><text:span text:style-name="T5"> <text:s text:c="19"/>}</text:span><text:line-break/><text:line-break/><text:span text:style-name="T5"> <text:s text:c="19"/></text:span><text:span text:style-name="T4">return true</text:span><text:span text:style-name="T5">;</text:span><text:line-break/><text:span text:style-name="T5"> <text:s text:c="15"/>}</text:span><text:line-break/><text:soft-page-break/><text:span text:style-name="T5"> <text:s text:c="15"/>previous = tmp;</text:span><text:line-break/><text:span text:style-name="T5"> <text:s text:c="15"/>tmp = tmp.</text:span><text:span text:style-name="T10">next</text:span><text:span text:style-name="T5">;</text:span><text:line-break/><text:span text:style-name="T5"> <text:s text:c="11"/>}</text:span><text:line-break/><text:span text:style-name="T5"> <text:s text:c="7"/>} </text:span><text:span text:style-name="T4">finally </text:span><text:span text:style-name="T5">{</text:span><text:line-break/><text:span text:style-name="T5"> <text:s text:c="11"/></text:span><text:span text:style-name="T10">lock</text:span><text:span text:style-name="T5">.unlock();</text:span><text:line-break/><text:span text:style-name="T5"> <text:s text:c="7"/>}</text:span><text:line-break/><text:span text:style-name="T5"> <text:s text:c="7"/></text:span><text:span text:style-name="T4">return false</text:span><text:span text:style-name="T5">;</text:span><text:line-break/><text:span text:style-name="T5"> <text:s text:c="3"/>}</text:span><text:line-break/><text:line-break/><text:span text:style-name="T5"> <text:s text:c="3"/></text:span><text:span text:style-name="T4">public boolean </text:span><text:span text:style-name="T5">add(Object o) </text:span><text:span text:style-name="T4">throws </text:span><text:span text:style-name="T5">InterruptedException {</text:span><text:line-break/><text:span text:style-name="T5"> <text:s text:c="7"/></text:span><text:span text:style-name="T4">if </text:span><text:span text:style-name="T5">(o == </text:span><text:span text:style-name="T4">null</text:span><text:span text:style-name="T5">) {</text:span><text:line-break/><text:span text:style-name="T5"> <text:s text:c="11"/></text:span><text:span text:style-name="T4">return false</text:span><text:span text:style-name="T5">;</text:span><text:line-break/><text:span text:style-name="T5"> <text:s text:c="7"/>}</text:span><text:line-break/><text:span text:style-name="T5"> <text:s text:c="7"/>ListClassic tmp = </text:span><text:span text:style-name="T4">this</text:span><text:span text:style-name="T5">;</text:span><text:line-break/><text:span text:style-name="T5"> <text:s text:c="7"/></text:span><text:span text:style-name="T10">lock</text:span><text:span text:style-name="T5">.lock();</text:span><text:line-break/><text:span text:style-name="T5"> <text:s text:c="7"/></text:span><text:span text:style-name="T4">try </text:span><text:span text:style-name="T5">{</text:span><text:line-break/><text:span text:style-name="T5"> <text:s text:c="11"/></text:span><text:span text:style-name="T4">while </text:span><text:span text:style-name="T5">(</text:span><text:span text:style-name="T10">next </text:span><text:span text:style-name="T5">!= </text:span><text:span text:style-name="T4">null</text:span><text:span text:style-name="T5">) {</text:span><text:line-break/><text:span text:style-name="T5"> <text:s text:c="15"/>tmp = </text:span><text:span text:style-name="T10">next</text:span><text:span text:style-name="T5">;</text:span><text:line-break/><text:span text:style-name="T5"> <text:s text:c="15"/></text:span><text:span text:style-name="T10">next </text:span><text:span text:style-name="T5">= </text:span><text:span text:style-name="T10">next</text:span><text:span text:style-name="T5">.</text:span><text:span text:style-name="T10">next</text:span><text:span text:style-name="T5">;</text:span><text:line-break/><text:span text:style-name="T5"> <text:s text:c="11"/>}</text:span><text:line-break/><text:span text:style-name="T5"> <text:s text:c="11"/>tmp.</text:span><text:span text:style-name="T10">next </text:span><text:span text:style-name="T5">= </text:span><text:span text:style-name="T4">new </text:span><text:span text:style-name="T5">ListClassic(o, </text:span><text:span text:style-name="T4">null</text:span><text:span text:style-name="T5">, </text:span><text:span text:style-name="T10">lock</text:span><text:span text:style-name="T5">);</text:span><text:line-break/><text:span text:style-name="T5"> <text:s text:c="11"/></text:span><text:span text:style-name="T4">return true</text:span><text:span text:style-name="T5">;</text:span><text:line-break/><text:span text:style-name="T5"> <text:s text:c="7"/>} </text:span><text:span text:style-name="T4">finally </text:span><text:span text:style-name="T5">{</text:span><text:line-break/><text:span text:style-name="T5"> <text:s text:c="11"/></text:span><text:span text:style-name="T10">lock</text:span><text:span text:style-name="T5">.unlock();</text:span><text:line-break/><text:span text:style-name="T5"> <text:s text:c="7"/>}</text:span><text:line-break/><text:span text:style-name="T5"> <text:s text:c="3"/>}</text:span><text:line-break/><text:span text:style-name="T5">}</text:span></text:p>
      <text:p text:style-name="P2"/>
      <text:p text:style-name="P8">Kod klasy ListTest: </text:p>
      <text:p text:style-name="P2"/>
      <text:p text:style-name="P3"><text:span text:style-name="T4">public class </text:span><text:span text:style-name="T5">ListTest {</text:span><text:line-break/><text:span text:style-name="T5"> <text:s text:c="3"/></text:span><text:span text:style-name="T4">public static void </text:span><text:span text:style-name="T5">main(String[] args) </text:span><text:span text:style-name="T4">throws </text:span><text:span text:style-name="T5">InterruptedException {</text:span><text:line-break/><text:span text:style-name="T5"> <text:s text:c="7"/>ListThread head1 = </text:span><text:span text:style-name="T4">new </text:span><text:span text:style-name="T5">ListThread(</text:span><text:span text:style-name="T13">1</text:span><text:span text:style-name="T5">, </text:span><text:span text:style-name="T4">null </text:span><text:span text:style-name="T5">);</text:span><text:line-break/><text:span text:style-name="T5"> <text:s text:c="7"/>ReentrantLock classicListLock = </text:span><text:span text:style-name="T4">new </text:span><text:span text:style-name="T5">ReentrantLock();</text:span><text:line-break/><text:span text:style-name="T5"> <text:s text:c="7"/>ListClassic head2 = </text:span><text:span text:style-name="T4">new </text:span><text:span text:style-name="T5">ListClassic(</text:span><text:span text:style-name="T13">1</text:span><text:span text:style-name="T5">, </text:span><text:span text:style-name="T4">null</text:span><text:span text:style-name="T5">, classicListLock);</text:span><text:line-break/><text:line-break/><text:span text:style-name="T5"> <text:s text:c="7"/>List&lt;Integer&gt; operationsTypeList = </text:span><text:span text:style-name="T4">new </text:span><text:span text:style-name="T5">ArrayList&lt;&gt;();</text:span><text:line-break/><text:span text:style-name="T5"> <text:s text:c="7"/>List&lt;Integer&gt; operationsValList = </text:span><text:span text:style-name="T4">new </text:span><text:span text:style-name="T5">ArrayList&lt;&gt;();</text:span><text:line-break/><text:line-break/><text:span text:style-name="T5"> <text:s text:c="7"/>Random rand = </text:span><text:span text:style-name="T4">new </text:span><text:span text:style-name="T5">Random();</text:span><text:line-break/><text:span text:style-name="T5"> <text:s text:c="7"/></text:span><text:span text:style-name="T4">for</text:span><text:span text:style-name="T5">(</text:span><text:span text:style-name="T4">int </text:span><text:span text:style-name="T5">i=</text:span><text:span text:style-name="T13">0</text:span><text:span text:style-name="T5">; i &lt; </text:span><text:span text:style-name="T13">1000</text:span><text:span text:style-name="T5">; i++)</text:span><text:line-break/><text:span text:style-name="T5"> <text:s text:c="7"/>{</text:span><text:line-break/><text:span text:style-name="T5"> <text:s text:c="11"/>operationsTypeList.add(rand.nextInt(</text:span><text:span text:style-name="T13">2</text:span><text:span text:style-name="T5">)+</text:span><text:span text:style-name="T13">1</text:span><text:span text:style-name="T5">);</text:span><text:line-break/><text:span text:style-name="T5"> <text:s text:c="11"/>operationsValList.add(rand.nextInt(</text:span><text:span text:style-name="T13">126</text:span><text:span text:style-name="T5">)+</text:span><text:span text:style-name="T13">1</text:span><text:span text:style-name="T5">);</text:span><text:line-break/><text:span text:style-name="T5"> <text:s text:c="7"/>}</text:span><text:line-break/><text:line-break/><text:span text:style-name="T5"> <text:s text:c="7"/>List&lt;Long&gt; threadListTimes = </text:span><text:span text:style-name="T4">new </text:span><text:span text:style-name="T5">ArrayList&lt;&gt;();</text:span><text:line-break/><text:span text:style-name="T5"> <text:s text:c="7"/>List&lt;Long&gt; classicListTimes = </text:span><text:span text:style-name="T4">new </text:span><text:span text:style-name="T5">ArrayList&lt;&gt;();</text:span><text:line-break/><text:span text:style-name="T5"> <text:s text:c="7"/></text:span><text:span text:style-name="T4">long </text:span><text:span text:style-name="T5">start;</text:span><text:line-break/><text:span text:style-name="T5"> <text:s text:c="7"/></text:span><text:span text:style-name="T4">long </text:span><text:span text:style-name="T5">end;</text:span><text:line-break/><text:line-break/><text:span text:style-name="T5"> <text:s text:c="7"/></text:span><text:span text:style-name="T4">for</text:span><text:span text:style-name="T5">(</text:span><text:span text:style-name="T4">int </text:span><text:span text:style-name="T5">j=</text:span><text:span text:style-name="T13">1</text:span><text:span text:style-name="T5">; j&lt;=</text:span><text:span text:style-name="T13">10</text:span><text:span text:style-name="T5">; j++)</text:span><text:line-break/><text:span text:style-name="T5"> <text:s text:c="7"/>{</text:span><text:line-break/><text:span text:style-name="T5"> <text:s text:c="11"/>List&lt;ListThread&gt; listThreads = </text:span><text:span text:style-name="T4">new </text:span><text:span text:style-name="T5">ArrayList&lt;&gt;();</text:span><text:line-break/><text:span text:style-name="T5"> <text:s text:c="11"/>head1.</text:span><text:span text:style-name="T10">next </text:span><text:span text:style-name="T5">= </text:span><text:span text:style-name="T4">null</text:span><text:span text:style-name="T5">;</text:span><text:line-break/><text:span text:style-name="T5"> <text:s text:c="11"/></text:span><text:span text:style-name="T4">for</text:span><text:span text:style-name="T5">(</text:span><text:span text:style-name="T4">int </text:span><text:span text:style-name="T5">i=</text:span><text:span text:style-name="T13">0</text:span><text:span text:style-name="T5">; i&lt;j*</text:span><text:span text:style-name="T13">100</text:span><text:span text:style-name="T5">; i++)</text:span><text:line-break/><text:span text:style-name="T5"> <text:s text:c="11"/>{</text:span><text:line-break/><text:span text:style-name="T5"> <text:s text:c="15"/>listThreads.add(</text:span><text:span text:style-name="T4">new </text:span><text:span text:style-name="T5">ListThread(head1, operationsTypeList.get(i), operationsValList.get(i)));</text:span><text:line-break/><text:span text:style-name="T5"> <text:s text:c="11"/>}</text:span><text:line-break/><text:soft-page-break/><text:span text:style-name="T5"> <text:s text:c="11"/>start = System.</text:span><text:span text:style-name="T8">nanoTime</text:span><text:span text:style-name="T5">();</text:span><text:line-break/><text:span text:style-name="T5"> <text:s text:c="11"/></text:span><text:span text:style-name="T4">for</text:span><text:span text:style-name="T5">(</text:span><text:span text:style-name="T4">int </text:span><text:span text:style-name="T5">i=</text:span><text:span text:style-name="T13">0</text:span><text:span text:style-name="T5">; i&lt;j*</text:span><text:span text:style-name="T13">100</text:span><text:span text:style-name="T5">; i++)</text:span><text:line-break/><text:span text:style-name="T5"> <text:s text:c="11"/>{</text:span><text:line-break/><text:span text:style-name="T5"> <text:s text:c="15"/>listThreads.get(i).start();</text:span><text:line-break/><text:span text:style-name="T5"> <text:s text:c="11"/>}</text:span><text:line-break/><text:span text:style-name="T5"> <text:s text:c="11"/></text:span><text:span text:style-name="T4">for</text:span><text:span text:style-name="T5">(</text:span><text:span text:style-name="T4">int </text:span><text:span text:style-name="T5">i=</text:span><text:span text:style-name="T13">0</text:span><text:span text:style-name="T5">; i&lt;j*</text:span><text:span text:style-name="T13">100</text:span><text:span text:style-name="T5">; i++)</text:span><text:line-break/><text:span text:style-name="T5"> <text:s text:c="11"/>{</text:span><text:line-break/><text:span text:style-name="T5"> <text:s text:c="15"/>listThreads.get(i).join();</text:span><text:line-break/><text:span text:style-name="T5"> <text:s text:c="11"/>}</text:span><text:line-break/><text:span text:style-name="T5"> <text:s text:c="11"/>end = System.</text:span><text:span text:style-name="T8">nanoTime</text:span><text:span text:style-name="T5">();</text:span><text:line-break/><text:span text:style-name="T5"> <text:s text:c="11"/>threadListTimes.add(end - start);</text:span><text:line-break/><text:line-break/><text:line-break/><text:span text:style-name="T5"> <text:s text:c="11"/>List&lt;ListClassic&gt; listClassics = </text:span><text:span text:style-name="T4">new </text:span><text:span text:style-name="T5">ArrayList&lt;&gt;();</text:span><text:line-break/><text:span text:style-name="T5"> <text:s text:c="11"/>head2.</text:span><text:span text:style-name="T10">next </text:span><text:span text:style-name="T5">= </text:span><text:span text:style-name="T4">null</text:span><text:span text:style-name="T5">;</text:span><text:line-break/><text:span text:style-name="T5"> <text:s text:c="11"/></text:span><text:span text:style-name="T4">for</text:span><text:span text:style-name="T5">(</text:span><text:span text:style-name="T4">int </text:span><text:span text:style-name="T5">i=</text:span><text:span text:style-name="T13">0</text:span><text:span text:style-name="T5">; i&lt;j*</text:span><text:span text:style-name="T13">100</text:span><text:span text:style-name="T5">; i++)</text:span><text:line-break/><text:span text:style-name="T5"> <text:s text:c="11"/>{</text:span><text:line-break/><text:span text:style-name="T5"> <text:s text:c="15"/>listClassics.add(</text:span><text:span text:style-name="T4">new </text:span><text:span text:style-name="T5">ListClassic(head2, operationsTypeList.get(i), operationsValList.get(i)));</text:span><text:line-break/><text:span text:style-name="T5"> <text:s text:c="11"/>}</text:span><text:line-break/><text:span text:style-name="T5"> <text:s text:c="11"/>start = System.</text:span><text:span text:style-name="T8">nanoTime</text:span><text:span text:style-name="T5">();</text:span><text:line-break/><text:span text:style-name="T5"> <text:s text:c="11"/></text:span><text:span text:style-name="T4">for</text:span><text:span text:style-name="T5">(</text:span><text:span text:style-name="T4">int </text:span><text:span text:style-name="T5">i=</text:span><text:span text:style-name="T13">0</text:span><text:span text:style-name="T5">; i&lt;j*</text:span><text:span text:style-name="T13">100</text:span><text:span text:style-name="T5">; i++)</text:span><text:line-break/><text:span text:style-name="T5"> <text:s text:c="11"/>{</text:span><text:line-break/><text:span text:style-name="T5"> <text:s text:c="15"/>listClassics.get(i).start();</text:span><text:line-break/><text:span text:style-name="T5"> <text:s text:c="11"/>}</text:span><text:line-break/><text:span text:style-name="T5"> <text:s text:c="11"/></text:span><text:span text:style-name="T4">for</text:span><text:span text:style-name="T5">(</text:span><text:span text:style-name="T4">int </text:span><text:span text:style-name="T5">i=</text:span><text:span text:style-name="T13">0</text:span><text:span text:style-name="T5">; i&lt;j*</text:span><text:span text:style-name="T13">100</text:span><text:span text:style-name="T5">; i++)</text:span><text:line-break/><text:span text:style-name="T5"> <text:s text:c="11"/>{</text:span><text:line-break/><text:span text:style-name="T5"> <text:s text:c="15"/>listClassics.get(i).join();</text:span><text:line-break/><text:span text:style-name="T5"> <text:s text:c="11"/>}</text:span><text:line-break/><text:span text:style-name="T5"> <text:s text:c="11"/>end = System.</text:span><text:span text:style-name="T8">nanoTime</text:span><text:span text:style-name="T5">();</text:span><text:line-break/><text:span text:style-name="T5"> <text:s text:c="11"/>classicListTimes.add(end - start);</text:span><text:line-break/><text:span text:style-name="T5"> <text:s text:c="7"/>}</text:span><text:line-break/><text:line-break/><text:span text:style-name="T5"> <text:s text:c="7"/></text:span><text:span text:style-name="T4">for</text:span><text:span text:style-name="T5">(</text:span><text:span text:style-name="T4">int </text:span><text:span text:style-name="T5">i=</text:span><text:span text:style-name="T13">0</text:span><text:span text:style-name="T5">; i&lt;classicListTimes.size(); i++)</text:span><text:line-break/><text:span text:style-name="T5"> <text:s text:c="7"/>{</text:span><text:line-break/><text:span text:style-name="T5"> <text:s text:c="11"/>System.</text:span><text:span text:style-name="T11">out</text:span><text:span text:style-name="T5">.println(i + </text:span><text:span text:style-name="T14">"; " </text:span><text:span text:style-name="T5">+ threadListTimes.get(i) + </text:span><text:span text:style-name="T14">"; " </text:span><text:span text:style-name="T5">+ classicListTimes.get(i) );</text:span><text:line-break/><text:span text:style-name="T5"> <text:s text:c="7"/>}</text:span><text:line-break/><text:line-break/><text:span text:style-name="T5"> <text:s text:c="3"/>}</text:span><text:line-break/><text:span text:style-name="T5">}</text:span></text:p>
      <text:p text:style-name="P4"><text:line-break/></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oft-page-break/><text:span text:style-name="T17"/></text:p>
      <text:p text:style-name="P4"><text:span text:style-name="T17">Wykres przedstawiający łączny czas wszystkich operacji dla danego typu listy.</text:span></text:p>
      <text:p text:style-name="P2"/>
      <text:p text:style-name="P2"><draw:frame draw:style-name="fr1" draw:name="Obiekt1" text:anchor-type="paragraph" svg:width="13.189cm" svg:height="8.065cm"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Wydajność każdego rozwiązania przetestowałem w ten sposób, iż utworzyłem dwie listy zawierające instrukcje, jakie operacje należy wykonywać na liście. Dla obu list te instrukcje są takie same. <text:span text:style-name="T18">Analizując wyniki można zauważyć iż, w przypadku implementacji z jedną blokadą obie implementacje osiągają zbliżone wyniki. Wraz ze wzrostem liczby operacji, a więc także wraz ze wzrostem liczby wątków wykonujących operacje lepsze wyniki osiągamy stosując blokowanie drobnoziarniste. Wydaje mi się, iż wpływ na taki stan rzeczy ma fakt, że lista jest dłuższa.</text:span></text:p>
      <text:p text:style-name="P8"/>
      <text:p text:style-name="P9">Podsumowując blokowanie drobnoziarniste jest dobrym rozwiązaniem dla stosunkowo długich list oraz w przypadku, kiedy operacje na węzłach są czasochłon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2T00:07:11.245000000</meta:creation-date>
    <dc:date>2019-11-12T08:51:31.577000000</dc:date>
    <meta:editing-duration>PT1H1M40S</meta:editing-duration>
    <meta:editing-cycles>5</meta:editing-cycles>
    <meta:generator>LibreOffice/6.3.3.2$Windows_X86_64 LibreOffice_project/a64200df03143b798afd1ec74a12ab50359878ed</meta:generator>
    <meta:document-statistic meta:table-count="0" meta:image-count="0" meta:object-count="1" meta:page-count="7" meta:paragraph-count="16" meta:word-count="957" meta:character-count="10160" meta:non-whitespace-character-count="5887"/>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188cm" svg:height="8.064cm" xlink:href="." xlink:type="simple" chart:class="chart:scatter" chart:style-name="ch1">
        <chart:title svg:x="4.407cm" svg:y="0.297cm" chart:style-name="ch2">
          <text:p>Łączny czas operacji</text:p>
        </chart:title>
        <chart:legend chart:legend-position="end" svg:x="10.151cm" svg:y="3.484cm" style:legend-expansion="high" chart:style-name="ch3"/>
        <chart:plot-area chart:style-name="ch4" chart:data-source-has-labels="both" svg:x="0.642cm" svg:y="0.764cm" svg:width="9.757cm" svg:height="5.968cm">
          <chartooo:coordinate-region svg:x="2.745cm" svg:y="0.963cm" svg:width="7.282cm" svg:height="5.122cm"/>
          <chart:axis chart:dimension="x" chart:name="primary-x" chart:style-name="ch5" chartooo:axis-type="auto">
            <chart:title svg:x="4.365cm" svg:y="6.893cm" chart:style-name="ch6">
              <text:p>Liczba operacji</text:p>
            </chart:title>
            <chart:categories table:cell-range-address="local-table.$A$2:.$A$11"/>
          </chart:axis>
          <chart:axis chart:dimension="y" chart:name="primary-y" chart:style-name="ch5">
            <chart:title svg:x="0cm" svg:y="4.467cm" chart:style-name="ch7">
              <text:p>Czas [ns]</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series chart:style-name="ch10" chart:values-cell-range-address="local-table.$D$2:.$D$11" chart:label-cell-address="local-table.$D$1"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a bez nazwy 1</text:p>
              </table:table-cell>
              <table:table-cell office:value-type="string">
                <text:p>ListThread</text:p>
              </table:table-cell>
              <table:table-cell office:value-type="string">
                <text:p>ListClassic</text:p>
              </table:table-cell>
            </table:table-row>
          </table:table-header-rows>
          <table:table-rows>
            <table:table-row>
              <table:table-cell office:value-type="string">
                <text:p>1</text:p>
              </table:table-cell>
              <table:table-cell office:value-type="float" office:value="100">
                <text:p>100</text:p>
              </table:table-cell>
              <table:table-cell office:value-type="float" office:value="53407200">
                <text:p>53407200</text:p>
              </table:table-cell>
              <table:table-cell office:value-type="float" office:value="43357800">
                <text:p>43357800</text:p>
              </table:table-cell>
            </table:table-row>
            <table:table-row>
              <table:table-cell office:value-type="string">
                <text:p>2</text:p>
              </table:table-cell>
              <table:table-cell office:value-type="float" office:value="200">
                <text:p>200</text:p>
              </table:table-cell>
              <table:table-cell office:value-type="float" office:value="70207300">
                <text:p>70207300</text:p>
              </table:table-cell>
              <table:table-cell office:value-type="float" office:value="63537900">
                <text:p>63537900</text:p>
              </table:table-cell>
            </table:table-row>
            <table:table-row>
              <table:table-cell office:value-type="string">
                <text:p>3</text:p>
              </table:table-cell>
              <table:table-cell office:value-type="float" office:value="300">
                <text:p>300</text:p>
              </table:table-cell>
              <table:table-cell office:value-type="float" office:value="140128701">
                <text:p>140128701</text:p>
              </table:table-cell>
              <table:table-cell office:value-type="float" office:value="137424400">
                <text:p>137424400</text:p>
              </table:table-cell>
            </table:table-row>
            <table:table-row>
              <table:table-cell office:value-type="string">
                <text:p>4</text:p>
              </table:table-cell>
              <table:table-cell office:value-type="float" office:value="400">
                <text:p>400</text:p>
              </table:table-cell>
              <table:table-cell office:value-type="float" office:value="178362700">
                <text:p>178362700</text:p>
              </table:table-cell>
              <table:table-cell office:value-type="float" office:value="160352001">
                <text:p>160352001</text:p>
              </table:table-cell>
            </table:table-row>
            <table:table-row>
              <table:table-cell office:value-type="string">
                <text:p>5</text:p>
              </table:table-cell>
              <table:table-cell office:value-type="float" office:value="500">
                <text:p>500</text:p>
              </table:table-cell>
              <table:table-cell office:value-type="float" office:value="183507600">
                <text:p>183507600</text:p>
              </table:table-cell>
              <table:table-cell office:value-type="float" office:value="223646600">
                <text:p>223646600</text:p>
              </table:table-cell>
            </table:table-row>
            <table:table-row>
              <table:table-cell office:value-type="string">
                <text:p>6</text:p>
              </table:table-cell>
              <table:table-cell office:value-type="float" office:value="600">
                <text:p>600</text:p>
              </table:table-cell>
              <table:table-cell office:value-type="float" office:value="223455499">
                <text:p>223455499</text:p>
              </table:table-cell>
              <table:table-cell office:value-type="float" office:value="267711999">
                <text:p>267711999</text:p>
              </table:table-cell>
            </table:table-row>
            <table:table-row>
              <table:table-cell office:value-type="string">
                <text:p>7</text:p>
              </table:table-cell>
              <table:table-cell office:value-type="float" office:value="700">
                <text:p>700</text:p>
              </table:table-cell>
              <table:table-cell office:value-type="float" office:value="388433400">
                <text:p>388433400</text:p>
              </table:table-cell>
              <table:table-cell office:value-type="float" office:value="431008499">
                <text:p>431008499</text:p>
              </table:table-cell>
            </table:table-row>
            <table:table-row>
              <table:table-cell office:value-type="string">
                <text:p>8</text:p>
              </table:table-cell>
              <table:table-cell office:value-type="float" office:value="800">
                <text:p>800</text:p>
              </table:table-cell>
              <table:table-cell office:value-type="float" office:value="573411301">
                <text:p>573411301</text:p>
              </table:table-cell>
              <table:table-cell office:value-type="float" office:value="594304999">
                <text:p>594304999</text:p>
              </table:table-cell>
            </table:table-row>
            <table:table-row>
              <table:table-cell office:value-type="string">
                <text:p>9</text:p>
              </table:table-cell>
              <table:table-cell office:value-type="float" office:value="900">
                <text:p>900</text:p>
              </table:table-cell>
              <table:table-cell office:value-type="float" office:value="718389202">
                <text:p>718389202</text:p>
              </table:table-cell>
              <table:table-cell office:value-type="float" office:value="757601499">
                <text:p>757601499</text:p>
              </table:table-cell>
            </table:table-row>
            <table:table-row>
              <table:table-cell office:value-type="string">
                <text:p>10</text:p>
              </table:table-cell>
              <table:table-cell office:value-type="float" office:value="1000">
                <text:p>1000</text:p>
              </table:table-cell>
              <table:table-cell office:value-type="float" office:value="873367103">
                <text:p>873367103</text:p>
              </table:table-cell>
              <table:table-cell office:value-type="float" office:value="940897999">
                <text:p>940897999</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